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UniformeInteira_RecombinacaoCrossoverNPontosInteira_com PR 0.75_MutacaoInicializacaoAleatoria_com PM 0.1_populacao 2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252.137555610027" calcext:value-type="float">
            <text:p>252.137555610027</text:p>
          </table:table-cell>
          <table:table-cell/>
          <table:table-cell office:value-type="float" office:value="4.82857142857143" calcext:value-type="float">
            <text:p>4.82857142857143</text:p>
          </table:table-cell>
          <table:table-cell office:value-type="float" office:value="348.931777131904" calcext:value-type="float">
            <text:p>348.931777131904</text:p>
          </table:table-cell>
          <table:table-cell office:value-type="float" office:value="16005.356784" calcext:value-type="float">
            <text:p>16005.356784</text:p>
          </table:table-cell>
          <table:table-cell table:formula="of:=COM.MICROSOFT.STDEV.P([.A2:.A5001])" office:value-type="float" office:value="26.324348049668" calcext:value-type="float">
            <text:p>26.324348049668</text:p>
          </table:table-cell>
        </table:table-row>
        <table:table-row table:style-name="ro1">
          <table:table-cell office:value-type="float" office:value="252.137555610027" calcext:value-type="float">
            <text:p>252.137555610027</text:p>
          </table:table-cell>
          <table:table-cell table:number-columns-repeated="5"/>
        </table:table-row>
        <table:table-row table:style-name="ro1">
          <table:table-cell office:value-type="float" office:value="252.137555610027" calcext:value-type="float">
            <text:p>252.137555610027</text:p>
          </table:table-cell>
          <table:table-cell table:number-columns-repeated="5"/>
        </table:table-row>
        <table:table-row table:style-name="ro1">
          <table:table-cell office:value-type="float" office:value="252.137555610027" calcext:value-type="float">
            <text:p>252.137555610027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210.370517616401" calcext:value-type="float">
            <text:p>210.37051761640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195.35287513381" calcext:value-type="float">
            <text:p>195.35287513381</text:p>
          </table:table-cell>
          <table:table-cell table:number-columns-repeated="5"/>
        </table:table-row>
        <table:table-row table:style-name="ro1">
          <table:table-cell office:value-type="float" office:value="80.7253506189637" calcext:value-type="float">
            <text:p>80.7253506189637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73.9084784907821" calcext:value-type="float">
            <text:p>73.9084784907821</text:p>
          </table:table-cell>
          <table:table-cell table:number-columns-repeated="5"/>
        </table:table-row>
        <table:table-row table:style-name="ro1">
          <table:table-cell office:value-type="float" office:value="63.6486633095426" calcext:value-type="float">
            <text:p>63.6486633095426</text:p>
          </table:table-cell>
          <table:table-cell table:number-columns-repeated="5"/>
        </table:table-row>
        <table:table-row table:style-name="ro1">
          <table:table-cell office:value-type="float" office:value="63.6486633095426" calcext:value-type="float">
            <text:p>63.6486633095426</text:p>
          </table:table-cell>
          <table:table-cell table:number-columns-repeated="5"/>
        </table:table-row>
        <table:table-row table:style-name="ro1">
          <table:table-cell office:value-type="float" office:value="52.9836521892152" calcext:value-type="float">
            <text:p>52.9836521892152</text:p>
          </table:table-cell>
          <table:table-cell table:number-columns-repeated="5"/>
        </table:table-row>
        <table:table-row table:style-name="ro1">
          <table:table-cell office:value-type="float" office:value="52.9836521892152" calcext:value-type="float">
            <text:p>52.9836521892152</text:p>
          </table:table-cell>
          <table:table-cell table:number-columns-repeated="5"/>
        </table:table-row>
        <table:table-row table:style-name="ro1">
          <table:table-cell office:value-type="float" office:value="52.9836521892152" calcext:value-type="float">
            <text:p>52.9836521892152</text:p>
          </table:table-cell>
          <table:table-cell table:number-columns-repeated="5"/>
        </table:table-row>
        <table:table-row table:style-name="ro1">
          <table:table-cell office:value-type="float" office:value="52.9836521892152" calcext:value-type="float">
            <text:p>52.9836521892152</text:p>
          </table:table-cell>
          <table:table-cell table:number-columns-repeated="5"/>
        </table:table-row>
        <table:table-row table:style-name="ro1">
          <table:table-cell office:value-type="float" office:value="52.9836521892152" calcext:value-type="float">
            <text:p>52.9836521892152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24.175767145999" calcext:value-type="float">
            <text:p>24.175767145999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1.2593950625996" calcext:value-type="float">
            <text:p>11.2593950625996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10.1093712726603" calcext:value-type="float">
            <text:p>10.1093712726603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8.16508366547795" calcext:value-type="float">
            <text:p>8.1650836654779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8655319395035" calcext:value-type="float">
            <text:p>7.8655319395035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7.49387109656647" calcext:value-type="float">
            <text:p>7.49387109656647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6.26521284291263" calcext:value-type="float">
            <text:p>6.2652128429126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  <table:table-row table:style-name="ro1">
          <table:table-cell office:value-type="float" office:value="5.55180688225113" calcext:value-type="float">
            <text:p>5.551806882251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22:15.830482339</dc:date>
    <meta:editing-duration>PT1M33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